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280e"/>
    </style:style>
    <style:style style:name="T1" style:family="text">
      <style:text-properties officeooo:rsid="0002280e"/>
    </style:style>
    <style:style style:name="T2" style:family="text">
      <style:text-properties officeooo:rsid="0002d9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atelliittiviestinnässä on tapahtunut v</text:span>iime vuosina <text:span text:style-name="T1">merkittävä </text:span>paradigmamuutos, <text:span text:style-name="T1">jonka on laittanut käyntiin </text:span>alentuneet laukaisukustannukset ja kaupallisen teknologian laajamittainen käyttö <text:span text:style-name="T2">satelliittituotannossa</text:span>. <text:span text:style-name="T1">Yksi huomattava trendi ovat olleet s</text:span>uuret ei-geostationaari<text:span text:style-name="T1">sille</text:span> <text:span text:style-name="T1">ratojen megakonstellatiot, jotka ovat </text:span>aloittanut uuden aikakauden <text:span text:style-name="T1">maailmanlaajuisessa laajakaistaviestinnässä</text:span>. <text:span text:style-name="T1">Näillä järjestelmillä </text:span>on todennäköisesti <text:span text:style-name="T1">tulevaisuudessa </text:span>ratkaiseva rooli maanpäällisten kriittisten verkkojen täydentäjänä, <text:span text:style-name="T1">vastaten </text:span>erilaisiin käyttötarkoituksiin, jotka vaihtelevat luonteeltaan, kestoltaan ja ennustettavuudeltaan. <text:span text:style-name="T1">P</text:span>otentiaaliset sovellukset vaihtelevat <text:span text:style-name="T1">historiallisesti heikosti palveltujen </text:span>maaseutu- ja merialueiden <text:span text:style-name="T1">palvelutason nostosta </text:span>elintärkeiden yhteyksien tarjoamiseen suunniteltujen tapahtumien aikana <text:span text:style-name="T1">tai </text:span>nopeaan reagointiin ennalta arvaamattomiin tapahtumiin, kuten luonnonkatastrofeihin.</text:p>
      <text:p text:style-name="Standard"/>
      <text:p text:style-name="Standard">Kaupallisten satelliitti<text:span text:style-name="T1">verkkojen </text:span>nopea yleistyminen ei ole ollut vailla haasteita, erityisesti kyberturvallisuuden. <text:span text:style-name="T1">Standardoimattomat kyberturvallisuusratkaisut yhdistettynä </text:span>satelliitti<text:span text:style-name="T1">verkkojen </text:span><text:span text:style-name="T2">teknisten ratkaisujen suljettu </text:span>luonne jättävät <text:span text:style-name="T2">ne avoimeksi </text:span>haavoittuvuuksi<text:span text:style-name="T2">lle</text:span>. <text:span text:style-name="T2">Satelliittiverkkojen perustavanlaatuiset piirteet, kuten </text:span>kaikkialle ulottuva lähetys altistaa ne salakuuntelulle ja vastatoimille laajoilla maantieteellisillä alueilla. <text:span text:style-name="T2">Mahdolliset viholliset </text:span>ulottuvat <text:span text:style-name="T2">näin </text:span>valtiollisista toimijoista <text:span text:style-name="T2">aina </text:span>yksittäisiin <text:span text:style-name="T2">halpoja </text:span>ohjelmistoradi<text:span text:style-name="T2">oita käyttäviin harrastelijoihin. Tutkimuskirjallisuus on </text:span>osoittaneet, että kaupallisia satelliittijärjestelmiä voidaan kuunnella ja tarkoituksellisesti häiritä <text:span text:style-name="T2">hyvin halvoilla ja helposti saatavilla radiolaitteilla</text:span>.</text:p>
      <text:p text:style-name="Standard"/>
      <text:p text:style-name="Standard"><text:span text:style-name="T2">Tämä diplomityö</text:span> tu<text:span text:style-name="T2">tki </text:span>uhkaa, jonka ilmasta käsin toimivat vastustajat aiheuttavat <text:span text:style-name="T2">pienen apertuurin satelliittipäätelaitteille (engl. very small aperture terminal, VSAT)</text:span>, jotka ovat yhteydessä matalalla Maan kiertoradalla (LEO) oleviin <text:span text:style-name="T2">megakonstellatioon</text:span>. Tutkimuksessa kehitettiin neljästä alamallista <text:span text:style-name="T2">koostuva uhkamalli</text:span>, <text:span text:style-name="T2">jolla tutkittiin </text:span>VSAT-<text:span text:style-name="T2">päätelaitteen </text:span>sieppausetäisyyksiä, ilmasta käsin tapahtuvan salakuuntelun seurantapotentiaalia, radiotaajuisen datan sieppauksen ajallisia näkökohtia ja <text:span text:style-name="T2">radiotaajuisen </text:span>häirinnän uhkaa. Tulokset osoittivat, että <text:span text:style-name="T2">VSAT-päätelaitteet muodostavat LEO-megakonstellaatioiden kanssa </text:span>signaalin kuuntelua ja tahallista häirintää <text:span text:style-name="T2">hyvin sietävän järjestelmän megakonstellaatioden </text:span>hajautet<text:span text:style-name="T2">un luonteen ansiosta</text:span>. <text:span text:style-name="T2">Näin ollen s</text:span>atelliittiverkoilla on suuri potentiaali mahdollistaa uusia valmiuksia perinteisesti vaikeasti palveltavissa käyttötapauksissa julkisen turvallisuuden ja puolustuksen aloilla. Niiden integroinnissa on <text:span text:style-name="T2">kuitenkin</text:span> noudatettava asianmukaista huolellisuutta, sillä vankat kyberturvallisuustoimenpiteet ovat keskeinen lähtökohta <text:span text:style-name="T2">vaativille turvallisuuskriittisille käyttäjäryhmille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17:32:42.123327951</meta:creation-date>
    <dc:date>2023-12-25T17:51:42.206835452</dc:date>
    <meta:editing-duration>PT8M50S</meta:editing-duration>
    <meta:editing-cycles>1</meta:editing-cycles>
    <meta:document-statistic meta:table-count="0" meta:image-count="0" meta:object-count="0" meta:page-count="1" meta:paragraph-count="3" meta:word-count="252" meta:character-count="2806" meta:non-whitespace-character-count="2557"/>
    <meta:generator>LibreOffice/7.3.7.2$Linux_X86_64 LibreOffice_project/30$Build-2</meta:generator>
  </office:meta>
</office:document-meta>
</file>